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bbb9" officeooo:paragraph-rsid="0000bbb9"/>
    </style:style>
    <style:style style:name="P2" style:family="paragraph" style:parent-style-name="Standard">
      <style:text-properties fo:language="en" fo:country="US" officeooo:rsid="0001937c" officeooo:paragraph-rsid="0001937c"/>
    </style:style>
    <style:style style:name="P3" style:family="paragraph" style:parent-style-name="Standard">
      <style:text-properties fo:language="en" fo:country="US" fo:font-style="normal" officeooo:rsid="00029692" officeooo:paragraph-rsid="00029692" style:font-style-asian="normal" style:font-style-complex="normal"/>
    </style:style>
    <style:style style:name="T1" style:family="text">
      <style:text-properties officeooo:rsid="0001937c"/>
    </style:style>
    <style:style style:name="T2" style:family="text">
      <style:text-properties officeooo:rsid="00020af1"/>
    </style:style>
    <style:style style:name="T3" style:family="text">
      <style:text-properties officeooo:rsid="00029692"/>
    </style:style>
    <style:style style:name="T4" style:family="text">
      <style:text-properties fo:font-style="italic" officeooo:rsid="00029692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ervice</text:p>
      <text:p text:style-name="P1"><text:tab/>used to create machine-to-machine interactions over the web.</text:p>
      <text:p text:style-name="P1"/>
      <text:p text:style-name="P1">Web service architecture,</text:p>
      <text:p text:style-name="P1"><text:tab/>Monolithic</text:p>
      <text:p text:style-name="P1"><text:tab/><text:tab/>one business provides all the necessary services.</text:p>
      <text:p text:style-name="P1"><text:tab/><text:tab/></text:p>
      <text:p text:style-name="P1"><text:tab/>SOA(Service Oriented Architecture)</text:p>
      <text:p text:style-name="P1"><text:tab/><text:tab/>one business provides one service to many businesses.</text:p>
      <text:p text:style-name="P1"/>
      <text:p text:style-name="P1"><text:tab/>API Key</text:p>
      <text:p text:style-name="P1"><text:tab/><text:tab/><text:span text:style-name="T1">a token sent to a third party to identify your API.</text:span></text:p>
      <text:p text:style-name="P1"/>
      <text:p text:style-name="P2">API</text:p>
      <text:p text:style-name="P2"><text:tab/>machine readable interfaces.</text:p>
      <text:p text:style-name="P2"/>
      <text:p text:style-name="P2"><text:tab/><text:span text:style-name="T2">(REST) API</text:span></text:p>
      <text:p text:style-name="P2"><text:tab/><text:tab/><text:span text:style-name="T2">uses URI(Uniform Resource Identifier) to identify resources</text:span></text:p>
      <text:p text:style-name="P2"/>
      <text:p text:style-name="P1"><text:span text:style-name="T2">Model View Controller (MVC) is a software design paradigm for developing web applications.</text:span></text:p>
      <text:p text:style-name="P1"><text:tab/><text:span text:style-name="T4">User</text:span><text:span text:style-name="T3"> uses </text:span><text:span text:style-name="T4">Controller</text:span></text:p>
      <text:p text:style-name="P1"><text:tab/></text:p>
      <text:p text:style-name="P1"><text:tab/><text:span text:style-name="T4">Controller</text:span><text:span text:style-name="T3"> manipulates the </text:span><text:span text:style-name="T4">Model</text:span></text:p>
      <text:p text:style-name="P1"/>
      <text:p text:style-name="P1"><text:tab/><text:span text:style-name="T3">the </text:span><text:span text:style-name="T4">Model</text:span><text:span text:style-name="T3"> updates the </text:span><text:span text:style-name="T4">View</text:span></text:p>
      <text:p text:style-name="P1"/>
      <text:p text:style-name="P1"><text:tab/><text:span text:style-name="T3">and the </text:span><text:span text:style-name="T4">User</text:span><text:span text:style-name="T3"> sees the </text:span><text:span text:style-name="T4">View</text:span></text:p>
      <text:p text:style-name="P1"><text:span text:style-name="T4"/></text:p>
      <text:p text:style-name="P3">Django</text:p>
      <text:p text:style-name="P3"><text:tab/>a server side web framework for pyth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2:06:38.921780160</meta:creation-date>
    <meta:generator>LibreOffice/7.3.7.2$Linux_X86_64 LibreOffice_project/30$Build-2</meta:generator>
    <dc:date>2023-01-23T14:01:24.599739155</dc:date>
    <meta:editing-duration>PT33M10S</meta:editing-duration>
    <meta:editing-cycles>1</meta:editing-cycles>
    <meta:document-statistic meta:table-count="0" meta:image-count="0" meta:object-count="0" meta:page-count="1" meta:paragraph-count="22" meta:word-count="96" meta:character-count="659" meta:non-whitespace-character-count="561"/>
  </office:meta>
</office:document-meta>
</file>